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新細明體" svg:font-family="新細明體" style:font-family-generic="roman" style:font-pitch="variable" svg:panose-1="2 2 5 0 0 0 0 0 0 0"/>
    <style:font-face style:name="Courier New" svg:font-family="Courier New" style:font-family-generic="modern" style:font-pitch="fixed" svg:panose-1="2 7 3 9 2 2 5 2 4 4"/>
    <style:font-face style:name="細明體" svg:font-family="細明體" style:font-family-generic="modern" style:font-pitch="fixed" svg:panose-1="2 2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reformattedText" style:master-page-name="MP0" style:family="paragraph">
      <style:paragraph-properties fo:break-before="page"/>
    </style:style>
  </office:automatic-styles>
  <office:body>
    <office:text text:use-soft-page-breaks="true">
      <text:p text:style-name="P1"/>
      <text:p text:style-name="PreformattedText">面對辦公環境之空間愈來愈小的情況下，購置任何一項應用產品不但需考量其功</text:p>
      <text:p text:style-name="PreformattedText">能，對於其外型設計美觀、輕巧、不佔空間的要求也愈來愈重要。</text:p>
      <text:p text:style-name="PreformattedText"/>
      <text:p text:style-name="PreformattedText">對於電腦網路，一般人大多著重於它的速度、效率，或是網管系統，至於在網管</text:p>
      <text:p text:style-name="PreformattedText">中常常被忽略的便是網路纜線系統的管理。在傳統配線系統作業中，一旦要改變</text:p>
      <text:p text:style-name="PreformattedText">纜線配置，就必須直接至Patch Panel配線間去做手動跳接或調整的工作。如果</text:p>
      <text:p text:style-name="PreformattedText">在系統中沒有做好纜線記錄或管理，管理上便非常麻煩。</text:p>
      <text:p text:style-name="PreformattedText"/>
      <text:p text:style-name="PreformattedText">在現有數位架構的任一時間點，Mediaplex NVOD系統能夠讓有線電視公司播映電</text:p>
      <text:p text:style-name="PreformattedText">影與付費節目。同時它們也針對一部電影緊密交錯的調度分配，提供節目高度的</text:p>
      <text:p text:style-name="PreformattedText">彈性，種類繁多的電影節目能在播映之間取得更多的延擱時間，或採取兩片合映</text:p>
      <text:p text:style-name="PreformattedText">的策略。</text:p>
      <text:p text:style-name="PreformattedText"/>
      <text:p text:style-name="PreformattedText">另有一種選用的解碼工作站，可以提供使用者能夠將自己的內容加以數位化。一</text:p>
      <text:p text:style-name="PreformattedText">旦數位化，電影的內容便成為一種電腦檔案，可以使用傳統的資料網路連線系統</text:p>
      <text:p text:style-name="PreformattedText">，將檔案依特定方向轉至當地或遠距的視訊伺服器上。</text:p>
      <text:p text:style-name="PreformattedText"/>
      <text:p text:style-name="PreformattedText">過去企業網路常只用來處理檔案及列印服務，然而網路的角色已隨著企業環境的</text:p>
      <text:p text:style-name="PreformattedText">改變而有了不同的需求。匯豐電腦科技日前推出網路傳真伺服器，以應付企業日</text:p>
      <text:p text:style-name="PreformattedText">益龐大的傳真業務。</text:p>
      <text:p text:style-name="PreformattedText"/>
      <text:p text:style-name="PreformattedText">目前網際網路之搜索與索引技術速度甚慢是由於受到32位元技術之束縛，使用者</text:p>
      <text:p text:style-name="PreformattedText">未能獲得整體網路中提供之全部資料，而且會常常遺漏整份文件，而超級蜘蛛式</text:p>
      <text:p text:style-name="PreformattedText">網路可建立一個蜘蛛窩網路，掃描整體全球網路，其第二代軟體能在翻閱網路之</text:p>
      <text:p text:style-name="PreformattedText">同時編列索引，能索引每一份文件中之每一個字。</text:p>
      <text:p text:style-name="PreformattedText"/>
      <text:p text:style-name="PreformattedText">超級蜘蛛式網路之搜索機能使網路用戶以尋找片語及指定關鍵字之方式獲得特定</text:p>
      <text:p text:style-name="PreformattedText">而正確之資料。利用靈敏度高之資料組，可以搜索文件中之題目或其他部分，配</text:p>
      <text:p text:style-name="PreformattedText">合迪吉多之64位元伺服器Alpha電腦，可以克服傳統蜘蛛式網路在索引技術中所</text:p>
      <text:p text:style-name="PreformattedText">受之限制。</text:p>
      <text:p text:style-name="PreformattedText"/>
      <text:p text:style-name="PreformattedText">超級蜘蛛式網路每日能掃描首頁250萬次以上，在掃描的過程中能翻閱網路中的每</text:p>
      <text:p text:style-name="PreformattedText">一頁及編列每一字之索引。此種技術適用於市場研究，因其具有正確之搜索能力</text:p>
      <text:p text:style-name="PreformattedText">，使用者能立即確定連結程式之正確號碼，又可以在其他之網路位置獲得首頁之</text:p>
      <text:p text:style-name="PreformattedText">資料。</text:p>
      <text:p text:style-name="PreformattedText"/>
      <text:p text:style-name="PreformattedText">一開始使用必須建立一組帳密用以登入我們的會員系統，在使用者登入後，使用</text:p>
      <text:p text:style-name="PreformattedText">者可以選擇新增一專案或著選擇目前現有的專案，選擇專案完畢後會進入到選擇</text:p>
      <text:p text:style-name="PreformattedText">模板部分，在這裡所有的模板都是屬於剛剛選擇的專案底下的，使用者同樣可</text:p>
      <text:p text:style-name="PreformattedText">以選擇新增一新模板或是選擇現有模板，選擇所想要的模板後就可以進入到我們</text:p>
      <text:p text:style-name="PreformattedText">的修改頁面，在這邊我們有將Bootstrap各元件做分類，讓使用者可</text:p>
      <text:p text:style-name="PreformattedText">以直接對目標進行修改。在後端部分會根據使用者所選擇的專案、模板、元件等，</text:p>
      <text:p text:style-name="PreformattedText">透過Ajax技術將程式碼展現，若是新生成的模板，後端將會導入新的</text:p>
      <text:p text:style-name="PreformattedText">Bootstrap程式碼進入到模板供使用者使用，另外為了將使用者的程式碼存</text:p>
      <text:p text:style-name="PreformattedText">入資料庫以及避免XSS以及SQL Injection攻擊，在傳遞資料前會先</text:p>
      <text:p text:style-name="PreformattedText">ENCODE程式碼，等到要呈現或使用時再將程式碼DECODE。</text:p>
      <text:p text:style-name="PreformattedTex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新細明體" svg:font-family="新細明體" style:font-family-generic="roman" style:font-pitch="variable" svg:panose-1="2 2 5 0 0 0 0 0 0 0"/>
    <style:font-face style:name="Courier New" svg:font-family="Courier New" style:font-family-generic="modern" style:font-pitch="fixed" svg:panose-1="2 7 3 9 2 2 5 2 4 4"/>
    <style:font-face style:name="細明體" svg:font-family="細明體" style:font-family-generic="modern" style:font-pitch="fixed" svg:panose-1="2 2 5 9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Microsoft YaHe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TW" style:language-complex="hi" style:country-complex="IN" style:text-combine="none" fo:hyphenate="true"/>
    </style:default-style>
    <style:style style:name="內文" style:display-name="內文" style:family="paragraph">
      <style:text-properties fo:hyphenate="false"/>
    </style:style>
    <style:style style:name="預設段落字型" style:display-name="預設段落字型"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新細明體"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清單" style:display-name="清單" style:family="paragraph" style:parent-style-name="Textbody">
      <style:text-properties fo:hyphenate="false"/>
    </style:style>
    <style:style style:name="標號" style:display-name="標號"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細明體" style:font-name-complex="Courier New" fo:font-size="10pt" style:font-size-asian="10pt" style:font-size-complex="10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9pt" fo:hyphenate="false"/>
    </style:style>
    <style:style style:name="頁首字元" style:display-name="頁首 字元" style:family="text" style:parent-style-name="預設段落字型">
      <style:text-properties fo:font-size="10pt" style:font-size-asian="10pt" style:font-size-complex="9pt"/>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9pt" fo:hyphenate="false"/>
    </style:style>
    <style:style style:name="頁尾字元" style:display-name="頁尾 字元" style:family="text" style:parent-style-name="預設段落字型">
      <style:text-properties fo:font-size="10pt" style:font-size-asian="10pt" style:font-size-complex="9pt"/>
    </style:style>
    <style:style style:name="純文字" style:display-name="純文字" style:family="paragraph" style:parent-style-name="內文">
      <style:paragraph-properties style:vertical-align="auto"/>
      <style:text-properties style:font-name="細明體" style:font-name-asian="細明體" style:font-name-complex="Courier New" style:letter-kerning="true" style:font-size-complex="11pt" style:language-complex="ar" style:country-complex="SA" fo:hyphenate="true"/>
    </style:style>
    <style:style style:name="純文字字元" style:display-name="純文字 字元" style:family="text" style:parent-style-name="預設段落字型">
      <style:text-properties style:font-name="細明體" style:font-name-asian="細明體" style:font-name-complex="Courier New" style:letter-kerning="true" style:font-size-complex="11pt"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REE</dc:creator>
    <meta:creation-date>2019-01-07T09:18:00Z</meta:creation-date>
    <dc:date>2019-01-07T09:23:00Z</dc:date>
    <meta:template xlink:href="Normal.dotm" xlink:type="simple"/>
    <meta:editing-cycles>2</meta:editing-cycles>
    <meta:editing-duration>PT180S</meta:editing-duration>
    <meta:document-statistic meta:page-count="1" meta:paragraph-count="2" meta:word-count="184" meta:character-count="1232" meta:row-count="8" meta:non-whitespace-character-count="1050"/>
  </office:meta>
</office:document-meta>
</file>